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3" style:family="table">
      <style:table-properties style:width="18.352cm" fo:margin-left="-0.746cm" fo:margin-right="-0.607cm" table:align="margins" style:writing-mode="lr-tb"/>
    </style:style>
    <style:style style:name="Tableau3.A" style:family="table-column">
      <style:table-column-properties style:column-width="6.017cm" style:rel-column-width="21485*"/>
    </style:style>
    <style:style style:name="Tableau3.B" style:family="table-column">
      <style:table-column-properties style:column-width="5.207cm" style:rel-column-width="18594*"/>
    </style:style>
    <style:style style:name="Tableau3.C" style:family="table-column">
      <style:table-column-properties style:column-width="7.128cm" style:rel-column-width="25456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au3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au4" style:family="table">
      <style:table-properties style:width="18.26cm" fo:margin-left="-0.72cm" fo:margin-right="-0.542cm" table:align="margins" style:writing-mode="lr-tb"/>
    </style:style>
    <style:style style:name="Tableau4.A" style:family="table-column">
      <style:table-column-properties style:column-width="8.216cm" style:rel-column-width="29488*"/>
    </style:style>
    <style:style style:name="Tableau4.B" style:family="table-column">
      <style:table-column-properties style:column-width="10.044cm" style:rel-column-width="36047*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4.2" style:family="table-row">
      <style:table-row-properties style:keep-together="true" fo:keep-together="auto"/>
    </style:style>
    <style:style style:name="Tableau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4.B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5" style:family="table">
      <style:table-properties style:width="18.297cm" fo:margin-left="-0.746cm" fo:margin-right="-0.552cm" table:align="margins" style:writing-mode="lr-tb"/>
    </style:style>
    <style:style style:name="Tableau5.A" style:family="table-column">
      <style:table-column-properties style:column-width="6.364cm" style:rel-column-width="22793*"/>
    </style:style>
    <style:style style:name="Tableau5.B" style:family="table-column">
      <style:table-column-properties style:column-width="3.634cm" style:rel-column-width="13014*"/>
    </style:style>
    <style:style style:name="Tableau5.C" style:family="table-column">
      <style:table-column-properties style:column-width="3.009cm" style:rel-column-width="10778*"/>
    </style:style>
    <style:style style:name="Tableau5.D" style:family="table-column">
      <style:table-column-properties style:column-width="2.006cm" style:rel-column-width="7183*"/>
    </style:style>
    <style:style style:name="Tableau5.E" style:family="table-column">
      <style:table-column-properties style:column-width="3.286cm" style:rel-column-width="11767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5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6" style:family="table">
      <style:table-properties style:width="18.297cm" fo:margin-left="-0.746cm" fo:margin-right="-0.552cm" table:align="margins" style:writing-mode="lr-tb"/>
    </style:style>
    <style:style style:name="Tableau6.A" style:family="table-column">
      <style:table-column-properties style:column-width="8.244cm" style:rel-column-width="29529*"/>
    </style:style>
    <style:style style:name="Tableau6.B" style:family="table-column">
      <style:table-column-properties style:column-width="4.009cm" style:rel-column-width="14360*"/>
    </style:style>
    <style:style style:name="Tableau6.C" style:family="table-column">
      <style:table-column-properties style:column-width="6.043cm" style:rel-column-width="21646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6.C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6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5" style:family="paragraph" style:parent-style-name="Standard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style:snap-to-layout-grid="false"/>
      <style:text-properties fo:color="#000000"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line-height="0.459cm"/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3" style:family="paragraph" style:parent-style-name="Standard">
      <style:paragraph-properties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14" style:family="paragraph" style:parent-style-name="Standard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5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style:snap-to-layout-grid="false"/>
      <style:text-properties fo:color="#000000" style:font-name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style:font-name="Arial"/>
    </style:style>
    <style:style style:name="P18" style:family="paragraph" style:parent-style-name="Standard">
      <style:paragraph-properties fo:text-align="end" style:justify-single-word="false" style:snap-to-layout-grid="false"/>
      <style:text-properties fo:color="#000000"/>
    </style:style>
    <style:style style:name="P19" style:family="paragraph" style:parent-style-name="Footer">
      <style:paragraph-properties>
        <style:tab-stops/>
      </style:paragraph-properties>
    </style:style>
    <style:style style:name="P20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P21" style:family="paragraph" style:parent-style-name="Standard">
      <style:paragraph-properties fo:text-align="center" style:justify-single-word="false" style:border-line-width="0.002cm 0.035cm 0.002cm" fo:padding-left="1.094cm" fo:padding-right="0.917cm" fo:padding-top="0.035cm" fo:padding-bottom="0.035cm" fo:border="0.039cm double #000000"/>
      <style:text-properties fo:color="#000000"/>
    </style:style>
    <style:style style:name="P22" style:family="paragraph" style:parent-style-name="Standard">
      <style:paragraph-properties fo:margin-top="0.212cm" fo:margin-bottom="0cm" style:snap-to-layout-grid="false"/>
      <style:text-properties fo:color="#000000"/>
    </style:style>
    <style:style style:name="P23" style:family="paragraph" style:parent-style-name="Standard">
      <style:paragraph-properties fo:margin-top="0.212cm" fo:margin-bottom="0cm" fo:line-height="0.459cm" style:snap-to-layout-grid="false"/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top="0.212cm" fo:margin-bottom="0cm" style:snap-to-layout-grid="false"/>
      <style:text-properties fo:color="#000000" style:font-name="Arial" fo:font-size="11pt" fo:language="zxx" fo:country="none" style:font-size-asian="11pt" style:language-asian="zxx" style:country-asian="none" style:font-name-complex="Arial" style:font-size-complex="11pt"/>
    </style:style>
    <style:style style:name="P25" style:family="paragraph" style:parent-style-name="Standard">
      <style:paragraph-properties fo:margin-top="0.212cm" fo:margin-bottom="0cm" style:snap-to-layout-grid="false"/>
      <style:text-properties fo:color="#000000"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top="0cm" fo:margin-bottom="0.212cm"/>
      <style:text-properties fo:color="#000000"/>
    </style:style>
    <style:style style:name="P28" style:family="paragraph" style:parent-style-name="Standard">
      <style:paragraph-properties fo:margin-top="0cm" fo:margin-bottom="0.212cm"/>
      <style:text-properties fo:color="#000000" style:font-name="Arial" fo:font-size="11pt" style:font-size-asian="11pt" style:font-name-complex="Arial" style:font-size-complex="11pt"/>
    </style:style>
    <style:style style:name="P29" style:family="paragraph" style:parent-style-name="Standard">
      <style:paragraph-properties fo:margin-left="0.127cm" fo:margin-right="0cm" fo:text-indent="-0.127cm" style:auto-text-indent="false"/>
      <style:text-properties fo:color="#000000"/>
    </style:style>
    <style:style style:name="P30" style:family="paragraph" style:parent-style-name="Standard">
      <style:paragraph-properties fo:margin-left="0.127cm" fo:margin-right="0cm" fo:text-indent="-0.127cm" style:auto-text-indent="false" style:snap-to-layout-grid="false"/>
      <style:text-properties fo:color="#000000"/>
    </style:style>
    <style:style style:name="P31" style:family="paragraph" style:parent-style-name="Standard">
      <style:paragraph-properties fo:margin-top="0.423cm" fo:margin-bottom="0cm"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margin-left="8.25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34" style:family="paragraph" style:parent-style-name="Text_20_body_20_indent">
      <style:paragraph-properties fo:margin-left="-0.64cm" fo:margin-right="0cm" fo:text-align="start" style:justify-single-word="false" fo:text-indent="0.028cm" style:auto-text-indent="false"/>
      <style:text-properties fo:color="#000000" fo:font-size="11pt" style:font-size-asian="11pt" style:font-size-complex="11pt"/>
    </style:style>
    <style:style style:name="P35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>
      <style:paragraph-properties fo:margin-left="8.003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8" style:family="paragraph" style:parent-style-name="Text_20_body_20_indent">
      <style:paragraph-properties fo:margin-left="7.999cm" fo:margin-right="0cm" fo:text-align="start" style:justify-single-word="false" fo:text-indent="0.03cm" style:auto-text-indent="false">
        <style:tab-stops>
          <style:tab-stop style:position="0.891cm"/>
          <style:tab-stop style:position="8.885cm"/>
        </style:tab-stops>
      </style:paragraph-properties>
    </style:style>
    <style:style style:name="P39" style:family="paragraph" style:parent-style-name="Standard">
      <style:paragraph-properties fo:margin-left="7.999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text-transform="uppercase"/>
    </style:style>
    <style:style style:name="T2" style:family="text">
      <style:text-properties fo:text-transform="uppercase" fo:language="zxx" fo:country="none" style:language-asian="zxx" style:country-asian="none"/>
    </style:style>
    <style:style style:name="T3" style:family="text">
      <style:text-properties fo:text-transform="uppercase" style:font-name-complex="Arial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name-complex="Arial" style:font-size-complex="11pt" style:font-weight-complex="bold"/>
    </style:style>
    <style:style style:name="T6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/>
    </style:style>
    <style:style style:name="T7" style:family="text">
      <style:text-properties style:font-name="Arial" fo:font-size="11pt" fo:language="zxx" fo:country="none" fo:font-weight="bold" style:font-size-asian="11pt" style:language-asian="zxx" style:country-asian="none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zxx" fo:country="none" style:font-size-asian="11pt" style:language-asian="zxx" style:country-asian="none" style:font-name-complex="Arial" style:font-size-complex="11pt"/>
    </style:style>
    <style:style style:name="T9" style:family="text">
      <style:text-properties style:font-name="Arial" fo:font-size="11pt" fo:language="zxx" fo:country="none" style:font-size-asian="11pt" style:language-asian="zxx" style:country-asian="none" style:font-name-complex="Arial" style:font-size-complex="11pt" style:font-weight-complex="bold"/>
    </style:style>
    <style:style style:name="T10" style:family="text"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T11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language="zxx" fo:country="none" style:font-size-asian="11pt" style:language-asian="zxx" style:country-asian="none" style:font-name-complex="Arial" style:font-size-complex="11pt"/>
    </style:style>
    <style:style style:name="T13" style:family="text">
      <style:text-properties fo:font-size="11pt" style:font-size-asian="11pt" style:font-name-complex="Arial" style:font-size-complex="11pt"/>
    </style:style>
    <style:style style:name="T14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"/>
        <text:user-field-decl office:value-type="string" office:string-value="" text:name="tiersprestataireapre_nomtiers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modellie_ddform"/>
        <text:user-field-decl office:value-type="string" office:string-value="" text:name="modellie_dfform"/>
        <text:user-field-decl office:value-type="string" office:string-value="" text:name="modellie_dureeform"/>
        <text:user-field-decl office:value-type="string" office:string-value="" text:name="apre_montantaverser"/>
        <text:user-field-decl office:value-type="string" office:string-value="" text:name="comiteapre_datecomite"/>
        <text:user-field-decl office:value-type="string" office:string-value="" text:name="domiciliationbancaire_libelledomiciliation"/>
        <text:user-field-decl office:value-type="string" office:string-value="" text:name="tiersprestataireapre_guiban"/>
        <text:user-field-decl office:value-type="string" office:string-value="" text:name="tiersprestataireapre_etaban"/>
        <text:user-field-decl office:value-type="string" office:string-value="" text:name="tiersprestataireapre_numcomptban"/>
        <text:user-field-decl office:value-type="string" office:string-value="" text:name="tiersprestataireapre_clerib"/>
        <text:user-field-decl office:value-type="string" office:string-value="" text:name="etatliquidatif_datecloture"/>
        <text:user-field-decl office:value-type="string" office:string-value="" text:name="apre_pourcentallocation"/>
        <text:user-field-decl office:value-type="string" office:string-value="" text:name="apre_allocation"/>
        <text:user-field-decl office:value-type="string" office:string-value="" text:name="apre_restantallocation"/>
        <text:user-field-decl office:value-type="string" office:string-value="" text:name="etatliquidatif_aprecomplem"/>
        <text:user-field-decl office:value-type="string" office:string-value="" text:name="paiementfoyer_etaban"/>
        <text:user-field-decl office:value-type="string" office:string-value="" text:name="paiementfoyer_guiban"/>
        <text:user-field-decl office:value-type="string" office:string-value="" text:name="paiementfoyer_numcomptban"/>
        <text:user-field-decl office:value-type="string" office:string-value="" text:name="paiementfoyer_clerib"/>
        <text:user-field-decl office:value-type="string" office:string-value="" text:name="domiciliationbancaire_codebanque"/>
        <text:user-field-decl office:value-type="string" office:string-value="" text:name="domiciliationbancaire_codeagence"/>
      </text:user-field-decls>
      <text:section text:style-name="Sect1" text:name="paiement_horsformation_beneficiaire">
        <text:p text:style-name="P21"><text:span text:style-name="T4">CERTIFICAT POUR PAIEMENT DE LA DEMANDE D'APRE N° <text:s/></text:span><text:span text:style-name="T6"><text:user-field-get text:name="apre_numeroapre"/></text:span></text:p>
        <text:p text:style-name="P20"/>
        <text:p text:style-name="P8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22"><text:span text:style-name="T10">Nom du titulaire du compte</text:span><text:span text:style-name="T4"> : </text:span></text:p>
              <text:p text:style-name="P23"><text:user-field-get text:name="personne_nom"/> <text:s/><text:user-field-get text:name="personne_prenom"/></text:p>
              <text:p text:style-name="P7"/>
              <text:p text:style-name="P7"/>
              <text:p text:style-name="P6"><text:span text:style-name="T10">Adresse du bénéficiaire</text:span><text:span text:style-name="T4"> :</text:span></text:p>
              <text:p text:style-name="P5"><text:user-field-get text:name="prestation_natprest"/></text:p>
              <text:p text:style-name="P4"><text:user-field-get text:name="adresse_numvoie"/> <text:s/><text:span text:style-name="T14"><text:user-field-get text:name="adresse_typevoie"/></text:span> <text:s/><text:user-field-get text:name="adresse_nomvoie"/> <text:s/><text:user-field-get text:name="adresse_complideadr"/></text:p>
              <text:p text:style-name="P11"><text:span text:style-name="T4"><text:user-field-get text:name="adresse_codepos"/></text:span><text:span text:style-name="T4"> </text:span><text:span text:style-name="T3"><text:user-field-get text:name="adresse_locaadr"/></text:span></text:p>
            </table:table-cell>
            <table:table-cell table:style-name="Tableau3.A1" office:value-type="string">
              <text:p text:style-name="P22"><text:span text:style-name="T10">Date de réception SIS</text:span><text:span text:style-name="T4"> : </text:span></text:p>
              <text:p text:style-name="P24"/>
              <text:p text:style-name="P28"/>
            </table:table-cell>
            <table:table-cell table:style-name="Tableau3.C1" office:value-type="string">
              <text:p text:style-name="P22"><text:span text:style-name="T10">Intitulé de l’action </text:span><text:span text:style-name="T4">: </text:span></text:p>
              <text:p text:style-name="P7"><text:user-field-get text:name="apre_natureaide"/></text:p>
              <text:p text:style-name="P14"/>
              <text:p text:style-name="P6"><text:span text:style-name="T10">Montant de l’aide attribuée</text:span><text:span text:style-name="T4"> : </text:span></text:p>
              <text:p text:style-name="P6"><text:span text:style-name="T8"><text:s/></text:span><text:span text:style-name="T8"><text:user-field-get text:name="apre_montantaverser"/></text:span><text:span text:style-name="T8"> €</text:span></text:p>
              <text:p text:style-name="P7"/>
              <text:p text:style-name="P12"/>
              <text:p text:style-name="P7"/>
            </table:table-cell>
          </table:table-row>
        </table:table>
        <text:p text:style-name="P7"/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table:number-columns-spanned="2" office:value-type="string">
              <text:p text:style-name="P25">REFERENCE BANCAIRES BENEFICIAIRE</text:p>
            </table:table-cell>
            <table:covered-table-cell/>
          </table:table-row>
          <table:table-row table:style-name="Tableau4.2">
            <table:table-cell table:style-name="Tableau4.A2" office:value-type="string">
              <text:p text:style-name="P10">Libellé banque : <text:user-field-get text:name="domiciliationbancaire_libelledomiciliation"/></text:p>
              <text:p text:style-name="P27"><text:span text:style-name="T4">Code guichet : </text:span><text:span text:style-name="T4"><text:user-field-get text:name="domiciliationbancaire_codeagence"/></text:span></text:p>
            </table:table-cell>
            <table:table-cell table:style-name="Tableau4.B2" office:value-type="string">
              <text:p text:style-name="P30"><text:span text:style-name="T4">Code banque : </text:span><text:span text:style-name="T4"><text:user-field-get text:name="domiciliationbancaire_codebanque"/></text:span></text:p>
              <text:p text:style-name="P29"><text:span text:style-name="T4">N° compte : </text:span><text:span text:style-name="T4"><text:s text:c="2"/></text:span></text:p>
              <text:p text:style-name="P29"><text:span text:style-name="T4">Clé RIB :</text:span><text:span text:style-name="T8"> </text:span><text:span text:style-name="T8"><text:user-field-get text:name="paiementfoyer_clerib"/></text:span></text:p>
            </table:table-cell>
          </table:table-row>
        </table:table>
        <text:p text:style-name="P6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 table:style-name="Tableau5.1">
            <table:table-cell table:style-name="Tableau5.A1" office:value-type="string">
              <text:p text:style-name="P31">Paiement</text:p>
            </table:table-cell>
            <table:table-cell table:style-name="Tableau5.A1" office:value-type="string">
              <text:p text:style-name="P31">Montant</text:p>
            </table:table-cell>
            <table:table-cell table:style-name="Tableau5.A1" office:value-type="string">
              <text:p text:style-name="P26">Date du mandat</text:p>
            </table:table-cell>
            <table:table-cell table:style-name="Tableau5.A1" office:value-type="string">
              <text:p text:style-name="P26">Numéro</text:p>
              <text:p text:style-name="P8">Mandat</text:p>
            </table:table-cell>
            <table:table-cell table:style-name="Tableau5.E1" office:value-type="string">
              <text:p text:style-name="P26">Numéro</text:p>
              <text:p text:style-name="P8">bordereau</text:p>
            </table:table-cell>
          </table:table-row>
          <table:table-row table:style-name="Tableau5.1">
            <table:table-cell table:style-name="Tableau5.A1" office:value-type="string">
              <text:p text:style-name="P13">APRE Complementaire</text:p>
            </table:table-cell>
            <table:table-cell table:style-name="Tableau5.A1" office:value-type="string">
              <text:p text:style-name="P17"><text:span text:style-name="T12"><text:user-field-get text:name="apre_allocation"/></text:span><text:span text:style-name="T12"> </text:span><text:span text:style-name="T13">€</text:span></text:p>
            </table:table-cell>
            <table:table-cell table:style-name="Tableau5.A1" office:value-type="string">
              <text:p text:style-name="P16"><text:span text:style-name="T12"><text:s/></text:span><text:span text:style-name="T12"><text:date style:data-style-name="N30" text:date-value="2012-07-25T10:36:01.25">25/07/2012</text:date></text:span></text:p>
            </table:table-cell>
            <table:table-cell table:style-name="Tableau5.A1" office:value-type="string">
              <text:p text:style-name="P9"/>
            </table:table-cell>
            <table:table-cell table:style-name="Tableau5.E1" office:value-type="string">
              <text:p text:style-name="P9"/>
            </table:table-cell>
          </table:table-row>
        </table:table>
        <text:p text:style-name="P7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P15">TOTAL GENERAL :</text:p>
            </table:table-cell>
            <table:table-cell table:style-name="Tableau6.A1" office:value-type="string">
              <text:p text:style-name="P18"><text:span text:style-name="T8"><text:user-field-get text:name="apre_montantaverser"/></text:span><text:span text:style-name="T8"> </text:span><text:span text:style-name="T7">€</text:span></text:p>
            </table:table-cell>
            <table:table-cell table:style-name="Tableau6.C1" office:value-type="string">
              <text:p text:style-name="P15"/>
            </table:table-cell>
          </table:table-row>
          <table:table-row table:style-name="Tableau6.1">
            <table:table-cell table:style-name="Tableau6.A2" office:value-type="string">
              <text:p text:style-name="P15">Réalisées :</text:p>
            </table:table-cell>
            <table:table-cell table:style-name="Tableau6.A2" office:value-type="string">
              <text:p text:style-name="P18"><text:span text:style-name="T9"><text:user-field-get text:name="apre_montantdejaverse"/></text:span><text:span text:style-name="T5"> </text:span><text:span text:style-name="T11">€</text:span></text:p>
            </table:table-cell>
            <table:table-cell table:style-name="Tableau6.C2" office:value-type="string">
              <text:p text:style-name="P15"/>
            </table:table-cell>
          </table:table-row>
          <table:table-row table:style-name="Tableau6.1">
            <table:table-cell table:style-name="Tableau6.A2" office:value-type="string">
              <text:p text:style-name="P15">Reste : </text:p>
            </table:table-cell>
            <table:table-cell table:style-name="Tableau6.A2" office:value-type="string">
              <text:p text:style-name="P18"><text:span text:style-name="T9"><text:s/></text:span><text:span text:style-name="T9"><text:user-field-get text:name="apre_restantallocation"/></text:span><text:span text:style-name="T9"> </text:span><text:span text:style-name="T11">€</text:span></text:p>
            </table:table-cell>
            <table:table-cell table:style-name="Tableau6.C2" office:value-type="string">
              <text:p text:style-name="P15"/>
            </table:table-cell>
          </table:table-row>
        </table:table>
        <text:p text:style-name="P7"/>
        <text:p text:style-name="P34">CETTE AIDE EST PAYÉE SUR LA <text:span text:style-name="T1">sous fonction 935-58 ; Chapitre 65</text:span> <text:s/><text:span text:style-name="T1">Opération dépense : </text:span><text:span text:style-name="T2"><text:user-field-get text:name="etatliquidatif_aprecomplem"/></text:span><text:span text:style-name="T1"> DE</text:span><text:span text:style-name="T2"> </text:span><text:span text:style-name="T1">LA SOMME DE : </text:span><text:span text:style-name="T2"><text:user-field-get text:name="apre_montantdejaverse"/></text:span><text:span text:style-name="T2"> €</text:span></text:p>
        <text:p text:style-name="P34"/>
        <text:p text:style-name="P34"/>
        <text:p text:style-name="P38"><text:span text:style-name="T4">Fait à Bobigny, le </text:span><text:span text:style-name="T4"><text:date style:data-style-name="N76" text:date-value="2012-07-25T10:36:01.26">25 juillet 2012</text:date></text:span></text:p>
        <text:p text:style-name="P33"/>
        <text:p text:style-name="P33"><text:soft-page-break/></text:p>
        <text:p text:style-name="P32"/>
        <text:p text:style-name="P35">Pour le Président du Conseil général </text:p>
        <text:p text:style-name="P35">et par délégation</text:p>
        <text:p text:style-name="P36"/>
        <text:p text:style-name="P36"/>
        <text:p text:style-name="P3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-1.251cm" fo:margin-right="0cm" fo:text-indent="0cm" style:auto-text-indent="false"/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0:36:19</meta:creation-date>
    <dc:date>2012-07-25T10:36:01.20</dc:date>
    <meta:editing-duration>PT00H56M21S</meta:editing-duration>
    <meta:editing-cycles>30</meta:editing-cycles>
    <meta:generator>OpenOffice.org/3.2$Win32 OpenOffice.org_project/320m12$Build-9483</meta:generator>
    <dc:creator>Julien Mille</dc:creator>
    <meta:printed-by>jm jm</meta:printed-by>
    <meta:print-date>2011-08-18T14:51:30.21</meta:print-date>
    <meta:document-statistic meta:table-count="4" meta:image-count="0" meta:object-count="0" meta:page-count="2" meta:paragraph-count="38" meta:word-count="111" meta:character-count="638"/>
  </office:meta>
</office:document-meta>
</file>